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68.6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57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1"/>
        <table:table-column table:style-name="co1" table:number-columns-repeated="2" table:default-cell-style-name="ce4"/>
        <table:table-row table:style-name="ro1">
          <table:table-cell office:value-type="string" calcext:value-type="string">
            <text:p>Here is the list of the main components needed to build this CNC mahine:</text:p>
          </table:table-cell>
          <table:table-cell table:style-name="Default" table:number-columns-repeated="6"/>
        </table:table-row>
        <table:table-row table:style-name="ro2" table:number-rows-repeated="2">
          <table:table-cell table:style-name="ce2"/>
          <table:table-cell table:style-name="Default" table:number-columns-repeated="6"/>
        </table:table-row>
        <table:table-row table:style-name="ro2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Part Number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Supplier</text:p>
          </table:table-cell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Price/ea</text:p>
          </table:table-cell>
          <table:table-cell table:style-name="ce3" office:value-type="string" calcext:value-type="string">
            <text:p>Total</text:p>
          </table:table-cell>
        </table:table-row>
        <table:table-row table:style-name="ro2">
          <table:table-cell office:value-type="string" calcext:value-type="string">
            <text:p>Hardware</text:p>
          </table:table-cell>
          <table:table-cell office:value-type="string" calcext:value-type="string">
            <text:p>91290A228</text:p>
          </table:table-cell>
          <table:table-cell office:value-type="string" calcext:value-type="string">
            <text:p><text:a xlink:href="http://www.mcmaster.com/91290A228" xlink:type="simple">M5x12mm SHCS, (sold in packs of 100, 2 packs needed)</text:a></text:p>
          </table:table-cell>
          <table:table-cell office:value-type="string" calcext:value-type="string">
            <text:p>McMaster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6.89/pack</text:p>
          </table:table-cell>
          <table:table-cell table:style-name="ce1" office:value-type="float" office:value="13.78" calcext:value-type="float">
            <text:p>13.78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office:value-type="string" calcext:value-type="string">
            <text:p>93070A123</text:p>
          </table:table-cell>
          <table:table-cell office:value-type="string" calcext:value-type="string">
            <text:p><text:a xlink:href="http://www.mcmaster.com/93070A123" xlink:type="simple">M5x12mm SHCS Low Head (sold in packs of 50)</text:a></text:p>
          </table:table-cell>
          <table:table-cell office:value-type="string" calcext:value-type="string">
            <text:p>McMaster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9.63/pack</text:p>
          </table:table-cell>
          <table:table-cell table:style-name="ce1" office:value-type="float" office:value="9.63" calcext:value-type="float">
            <text:p>9.63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office:value-type="string" calcext:value-type="string">
            <text:p>91290A334</text:p>
          </table:table-cell>
          <table:table-cell office:value-type="string" calcext:value-type="string">
            <text:p><text:a xlink:href="http://www.mcmaster.com/91290A334" xlink:type="simple">M6x35mm SHCS (sold in packs of 100)</text:a></text:p>
          </table:table-cell>
          <table:table-cell office:value-type="string" calcext:value-type="string">
            <text:p>McMaster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0.16/pack</text:p>
          </table:table-cell>
          <table:table-cell table:style-name="ce1" office:value-type="float" office:value="10.16" calcext:value-type="float">
            <text:p>10.16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office:value-type="float" office:value="162075" calcext:value-type="float">
            <text:p>162075</text:p>
          </table:table-cell>
          <table:table-cell office:value-type="string" calcext:value-type="string">
            <text:p><text:a xlink:href="http://www.lowes.com/pd_162075-37672-1063_0__?productId=3635296&amp;Ntt=8-32&amp;pl=1&amp;currentURL=%2Fpl__0__s%3FNtt%3D8-32&amp;facetInfo=" xlink:type="simple">8-32 Machine Screws with nuts</text:a></text:p>
          </table:table-cell>
          <table:table-cell office:value-type="string" calcext:value-type="string">
            <text:p>low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1.00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office:value-type="float" office:value="215901" calcext:value-type="float">
            <text:p>215901</text:p>
          </table:table-cell>
          <table:table-cell office:value-type="string" calcext:value-type="string">
            <text:p><text:a xlink:href="http://www.lowes.com/pd_215901-37672-11017.0_0__?productId=3128233&amp;Ntt=threaded+rod&amp;pl=1&amp;currentURL=%2Fpl__0__s%3FNtt%3Dthreaded%2Brod&amp;facetInfo=" xlink:type="simple">3/8” Threaded Rod with nuts and washers</text:a></text:p>
          </table:table-cell>
          <table:table-cell office:value-type="string" calcext:value-type="string">
            <text:p>low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10.00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office:value-type="float" office:value="57870" calcext:value-type="float">
            <text:p>57870</text:p>
          </table:table-cell>
          <table:table-cell office:value-type="string" calcext:value-type="string">
            <text:p><text:a xlink:href="http://www.lowes.com/pd_57870-37672-491317_4294742217__?productId=3035897&amp;Ntt=1%2F4+round&amp;pl=1&amp;currentURL=%2Fpl_Nuts%2BBolts%2BWashers_4294742217__s%3FNtt%3D1%252F4%2Bround&amp;facetInfo=" xlink:type="simple">1/4"-20 x 1.5" Bolts with nuts and washers</text:a></text:p>
          </table:table-cell>
          <table:table-cell office:value-type="string" calcext:value-type="string">
            <text:p>lowe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$5.00</text:p>
          </table:table-cell>
        </table:table-row>
        <table:table-row table:style-name="ro3">
          <table:table-cell office:value-type="string" calcext:value-type="string">
            <text:p>CNC Specific Parts</text:p>
          </table:table-cell>
          <table:table-cell office:value-type="string" calcext:value-type="string">
            <text:p>AC12105-LN</text:p>
          </table:table-cell>
          <table:table-cell office:value-type="string" calcext:value-type="string">
            <text:p><text:a xlink:href="http://www.dumpstercnc.com/" xlink:type="simple">1/2"-10, 5 start Acme clamping shaft collar</text:a></text:p>
          </table:table-cell>
          <table:table-cell office:value-type="string" calcext:value-type="string">
            <text:p>dumpsterCN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$25.00</text:p>
          </table:table-cell>
          <table:table-cell office:value-type="string" calcext:value-type="string">
            <text:p>$75.00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office:value-type="string" calcext:value-type="string">
            <text:p>AC12105-TC</text:p>
          </table:table-cell>
          <table:table-cell office:value-type="string" calcext:value-type="string">
            <text:p><text:a xlink:href="http://www.dumpstercnc.com/" xlink:type="simple">1/2"-10, 5 start Acme anti-backlash nut</text:a></text:p>
          </table:table-cell>
          <table:table-cell office:value-type="string" calcext:value-type="string">
            <text:p>dumpsterCN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$10.25</text:p>
          </table:table-cell>
          <table:table-cell office:value-type="string" calcext:value-type="string">
            <text:p>$30.75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office:value-type="string" calcext:value-type="string">
            <text:p>9889T201</text:p>
          </table:table-cell>
          <table:table-cell office:value-type="string" calcext:value-type="string">
            <text:p><text:a xlink:href="http://www.mcmaster.com/9889T201" xlink:type="simple">Oldham coupler, 1/4" bore, clamping</text:a></text:p>
          </table:table-cell>
          <table:table-cell office:value-type="string" calcext:value-type="string">
            <text:p>McMas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$15.75</text:p>
          </table:table-cell>
          <table:table-cell office:value-type="string" calcext:value-type="string">
            <text:p>$47.25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office:value-type="string" calcext:value-type="string">
            <text:p>9889T204</text:p>
          </table:table-cell>
          <table:table-cell office:value-type="string" calcext:value-type="string">
            <text:p><text:a xlink:href="http://www.mcmaster.com/9889T204" xlink:type="simple">Oldham coupler, 1/2" bore, clamping</text:a></text:p>
          </table:table-cell>
          <table:table-cell office:value-type="string" calcext:value-type="string">
            <text:p>McMas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$15.75</text:p>
          </table:table-cell>
          <table:table-cell office:value-type="string" calcext:value-type="string">
            <text:p>$47.25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office:value-type="string" calcext:value-type="string">
            <text:p>59985K63</text:p>
          </table:table-cell>
          <table:table-cell office:value-type="string" calcext:value-type="string">
            <text:p><text:a xlink:href="http://www.mcmaster.com/59985K63" xlink:type="simple">Oldham Coupler Disc</text:a></text:p>
          </table:table-cell>
          <table:table-cell office:value-type="string" calcext:value-type="string">
            <text:p>McMas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$5.02</text:p>
          </table:table-cell>
          <table:table-cell office:value-type="string" calcext:value-type="string">
            <text:p>$15.06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office:value-type="string" calcext:value-type="string">
            <text:p>99030A704</text:p>
          </table:table-cell>
          <table:table-cell office:value-type="string" calcext:value-type="string">
            <text:p><text:a xlink:href="http://www.mcmaster.com/99030A704" xlink:type="simple">1/2"-10, 5 start Precision Acme Screw, 6ft long</text:a></text:p>
          </table:table-cell>
          <table:table-cell office:value-type="string" calcext:value-type="string">
            <text:p>McMast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57.50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office:value-type="string" calcext:value-type="string">
            <text:p>6157K14</text:p>
          </table:table-cell>
          <table:table-cell office:value-type="string" calcext:value-type="string">
            <text:p><text:a xlink:href="http://www.mcmaster.com/6157K14" xlink:type="simple">1/2" bore clamping shaft collar</text:a></text:p>
          </table:table-cell>
          <table:table-cell office:value-type="string" calcext:value-type="string">
            <text:p>McMas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$2.47</text:p>
          </table:table-cell>
          <table:table-cell office:value-type="string" calcext:value-type="string">
            <text:p>$7.41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office:value-type="string" calcext:value-type="string">
            <text:p>2938T11</text:p>
          </table:table-cell>
          <table:table-cell office:value-type="string" calcext:value-type="string">
            <text:p><text:a xlink:href="http://www.mcmaster.com/2938T11" xlink:type="simple">1/2" bore bronze bushing w/ flange</text:a></text:p>
          </table:table-cell>
          <table:table-cell office:value-type="string" calcext:value-type="string">
            <text:p>McMast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$0.63</text:p>
          </table:table-cell>
          <table:table-cell office:value-type="string" calcext:value-type="string">
            <text:p>$3.78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a xlink:href="http://k2cnc.com/shop/proddetail.asp?prod=RM-B-Colt" xlink:type="simple">Bosch Colt Router Mount</text:a></text:p>
          </table:table-cell>
          <table:table-cell office:value-type="string" calcext:value-type="string">
            <text:p>k2CN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55.00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a xlink:href="http://www.boschtools.com/Products/Tools/Pages/ItemResults.aspx?catid=31" xlink:type="simple">Bosch Colt Hand Held Router</text:a></text:p>
          </table:table-cell>
          <table:table-cell office:value-type="string" calcext:value-type="string">
            <text:p>Amaz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100.00</text:p>
          </table:table-cell>
        </table:table-row>
        <table:table-row table:style-name="ro3">
          <table:table-cell office:value-type="string" calcext:value-type="string">
            <text:p> 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a xlink:href="http://stores.ebay.com/linearmotionbearings" xlink:type="simple">Linear Rails and Bearings</text:a></text:p>
          </table:table-cell>
          <table:table-cell office:value-type="string" calcext:value-type="string">
            <text:p>linearmotionbearings, Eba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223.00</text:p>
          </table:table-cell>
        </table:table-row>
        <table:table-row table:style-name="ro3">
          <table:table-cell office:value-type="string" calcext:value-type="string">
            <text:p>Electronics</text:p>
          </table:table-cell>
          <table:table-cell office:value-type="string" calcext:value-type="string">
            <text:p>G540</text:p>
          </table:table-cell>
          <table:table-cell office:value-type="string" calcext:value-type="string">
            <text:p><text:a xlink:href="http://www.geckodrive.com/g540-digital-axis-motor-control-p-39.html" xlink:type="simple">G540 Stepper Motor Controller</text:a></text:p>
          </table:table-cell>
          <table:table-cell office:value-type="string" calcext:value-type="string">
            <text:p>Danmauch, Eba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240.00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office:value-type="string" calcext:value-type="string">
            <text:p>G723-280-4</text:p>
          </table:table-cell>
          <table:table-cell office:value-type="string" calcext:value-type="string">
            <text:p><text:a xlink:href="http://www.geckodrive.com/g723-280-p-45.html" xlink:type="simple">Gecko 280oz-in Stepper motor, dual shaft</text:a></text:p>
          </table:table-cell>
          <table:table-cell office:value-type="string" calcext:value-type="string">
            <text:p>Geck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$60.00</text:p>
          </table:table-cell>
          <table:table-cell office:value-type="string" calcext:value-type="string">
            <text:p>$180.00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office:value-type="float" office:value="295929" calcext:value-type="float">
            <text:p>295929</text:p>
          </table:table-cell>
          <table:table-cell office:value-type="string" calcext:value-type="string">
            <text:p><text:a xlink:href="http://www.jameco.com/webapp/wcs/stores/servlet/ProductDisplay?freeText=295929&amp;langId=-1&amp;storeId=10001&amp;productId=295929&amp;search_type=jamecoall&amp;catalogId=10001&amp;ddkey=http:StoreCatalogDrillDownView" xlink:type="simple">48V 12.5A Power Supply</text:a></text:p>
          </table:table-cell>
          <table:table-cell office:value-type="string" calcext:value-type="string">
            <text:p>Jamec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114.95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office:value-type="float" office:value="15748" calcext:value-type="float">
            <text:p>15748</text:p>
          </table:table-cell>
          <table:table-cell office:value-type="string" calcext:value-type="string">
            <text:p><text:a xlink:href="http://www.jameco.com/webapp/wcs/stores/servlet/ProductDisplay?freeText=15748&amp;langId=-1&amp;storeId=10001&amp;productId=15748&amp;search_type=jamecoall&amp;catalogId=10001&amp;ddkey=http:StoreCatalogDrillDownView" xlink:type="simple">DB9 Male Connector, Solder</text:a></text:p>
          </table:table-cell>
          <table:table-cell office:value-type="string" calcext:value-type="string">
            <text:p>Jamec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$0.55</text:p>
          </table:table-cell>
          <table:table-cell office:value-type="string" calcext:value-type="string">
            <text:p>$1.65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office:value-type="float" office:value="15771" calcext:value-type="float">
            <text:p>15771</text:p>
          </table:table-cell>
          <table:table-cell office:value-type="string" calcext:value-type="string">
            <text:p><text:a xlink:href="http://www.jameco.com/webapp/wcs/stores/servlet/ProductDisplay?freeText=15771&amp;langId=-1&amp;storeId=10001&amp;productId=15771&amp;search_type=jamecoall&amp;catalogId=10001&amp;ddkey=http:StoreCatalogDrillDownView" xlink:type="simple">DB9 Female Connector, Solder</text:a></text:p>
          </table:table-cell>
          <table:table-cell office:value-type="string" calcext:value-type="string">
            <text:p>Jamec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$0.55</text:p>
          </table:table-cell>
          <table:table-cell office:value-type="string" calcext:value-type="string">
            <text:p>$1.65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office:value-type="float" office:value="15722" calcext:value-type="float">
            <text:p>15722</text:p>
          </table:table-cell>
          <table:table-cell office:value-type="string" calcext:value-type="string">
            <text:p><text:a xlink:href="http://www.jameco.com/webapp/wcs/stores/servlet/ProductDisplay?freeText=15722&amp;langId=-1&amp;storeId=10001&amp;productId=15722&amp;search_type=jamecoall&amp;catalogId=10001&amp;ddkey=http:StoreCatalogDrillDownView" xlink:type="simple">DB9 connector Hood</text:a></text:p>
          </table:table-cell>
          <table:table-cell office:value-type="string" calcext:value-type="string">
            <text:p>Jamec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$0.49</text:p>
          </table:table-cell>
          <table:table-cell office:value-type="string" calcext:value-type="string">
            <text:p>$2.94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office:value-type="float" office:value="645722" calcext:value-type="float">
            <text:p>645722</text:p>
          </table:table-cell>
          <table:table-cell office:value-type="string" calcext:value-type="string">
            <text:p><text:a xlink:href="http://www.jameco.com/webapp/wcs/stores/servlet/ProductDisplay?freeText=645722&amp;langId=-1&amp;storeId=10001&amp;productId=645722&amp;search_type=jamecoall&amp;catalogId=10001&amp;ddkey=http:StoreCatalogDrillDownView" xlink:type="simple">Cat 5e Cable, 100ft (only about 30ft is needed)</text:a></text:p>
          </table:table-cell>
          <table:table-cell office:value-type="string" calcext:value-type="string">
            <text:p>Jamec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14.95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office:value-type="float" office:value="611928" calcext:value-type="float">
            <text:p>611928</text:p>
          </table:table-cell>
          <table:table-cell office:value-type="string" calcext:value-type="string">
            <text:p><text:a xlink:href="http://www.jameco.com/webapp/wcs/stores/servlet/ProductDisplay?freeText=611928&amp;langId=-1&amp;storeId=10001&amp;productId=611928&amp;search_type=jamecoall&amp;catalogId=10001&amp;ddkey=http:StoreCatalogDrillDownView" xlink:type="simple">48V Relay</text:a></text:p>
          </table:table-cell>
          <table:table-cell office:value-type="string" calcext:value-type="string">
            <text:p>Jamec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4.49</text:p>
          </table:table-cell>
          <table:table-cell office:value-type="string" calcext:value-type="string">
            <text:p>$8.98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office:value-type="float" office:value="1945268" calcext:value-type="float">
            <text:p>1945268</text:p>
          </table:table-cell>
          <table:table-cell office:value-type="string" calcext:value-type="string">
            <text:p><text:a xlink:href="http://www.jameco.com/webapp/wcs/stores/servlet/ProductDisplay?freeText=1945268&amp;langId=-1&amp;storeId=10001&amp;productId=1945268&amp;search_type=jamecoall&amp;catalogId=10001&amp;ddkey=http:StoreCatalogDrillDownView" xlink:type="simple">Lever Switch</text:a></text:p>
          </table:table-cell>
          <table:table-cell office:value-type="string" calcext:value-type="string">
            <text:p>Jamec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$1.35</text:p>
          </table:table-cell>
          <table:table-cell office:value-type="string" calcext:value-type="string">
            <text:p>$8.10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office:value-type="float" office:value="69792" calcext:value-type="float">
            <text:p>69792</text:p>
          </table:table-cell>
          <table:table-cell office:value-type="string" calcext:value-type="string">
            <text:p><text:a xlink:href="http://www.lowes.com/pd_69792-334-277W-SP-L_0__?catalogId=10051&amp;productId=1097975&amp;UserSearch=69792&amp;Ntt=69792&amp;N=0&amp;langId=-1&amp;storeId=10151&amp;rpp=24" xlink:type="simple">Combination Power Switch with light</text:a></text:p>
          </table:table-cell>
          <table:table-cell office:value-type="string" calcext:value-type="string">
            <text:p>Low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7.99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office:value-type="float" office:value="70684" calcext:value-type="float">
            <text:p>70684</text:p>
          </table:table-cell>
          <table:table-cell office:value-type="string" calcext:value-type="string">
            <text:p><text:a xlink:href="http://www.lowes.com/pd_70684-334-270W-SP-L_0__?catalogId=10051&amp;productId=1098367&amp;UserSearch=70684&amp;Ntt=70684&amp;N=0&amp;langId=-1&amp;storeId=10151&amp;rpp=24" xlink:type="simple">Outlet</text:a></text:p>
          </table:table-cell>
          <table:table-cell office:value-type="string" calcext:value-type="string">
            <text:p>Low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48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office:value-type="float" office:value="56592" calcext:value-type="float">
            <text:p>56592</text:p>
          </table:table-cell>
          <table:table-cell office:value-type="string" calcext:value-type="string">
            <text:p><text:a xlink:href="http://www.lowes.com/pd_56592-295-55808701_0__?catalogId=10051&amp;productId=3440002&amp;UserSearch=56592&amp;Ntt=56592&amp;N=0&amp;langId=-1&amp;storeId=10151&amp;rpp=24" xlink:type="simple">8ft 12-3 power cord</text:a></text:p>
          </table:table-cell>
          <table:table-cell office:value-type="string" calcext:value-type="string">
            <text:p>Low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10.00</text:p>
          </table:table-cell>
        </table:table-row>
        <table:table-row table:style-name="ro4">
          <table:table-cell office:value-type="string" calcext:value-type="string">
            <text:p> </text:p>
          </table:table-cell>
          <table:table-cell office:value-type="float" office:value="7739" calcext:value-type="float">
            <text:p>7739</text:p>
          </table:table-cell>
          <table:table-cell office:value-type="string" calcext:value-type="string">
            <text:p>grounded(3 prong) power conector</text:p>
          </table:table-cell>
          <table:table-cell office:value-type="string" calcext:value-type="string">
            <text:p>Low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2.77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office:value-type="float" office:value="103392" calcext:value-type="float">
            <text:p>103392</text:p>
          </table:table-cell>
          <table:table-cell office:value-type="string" calcext:value-type="string">
            <text:p><text:a xlink:href="http://www.lowes.com/pd_103392-223-E989R-UPC_0__?catalogId=10051&amp;productId=3563308&amp;UserSearch=103392&amp;Ntt=103392&amp;N=0&amp;langId=-1&amp;storeId=10151&amp;rpp=24" xlink:type="simple">Enclosure (12"x12"x6")</text:a></text:p>
          </table:table-cell>
          <table:table-cell office:value-type="string" calcext:value-type="string">
            <text:p>Low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35.00</text:p>
          </table:table-cell>
        </table:table-row>
        <table:table-row table:style-name="ro5">
          <table:table-cell office:value-type="string" calcext:value-type="string">
            <text:p>Materia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a xlink:href="http://www.industrialtube.com/home.htm" xlink:type="simple">1x2x.065" Steel Tubing 24ft</text:a></text:p>
          </table:table-cell>
          <table:table-cell office:value-type="string" calcext:value-type="string">
            <text:p>Industrial Tube and Steel or Speedymetals.c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48.00</text:p>
          </table:table-cell>
        </table:table-row>
        <table:table-row table:style-name="ro5">
          <table:table-cell office:value-type="string" calcext:value-type="string">
            <text:p> 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a xlink:href="http://www.speedymetals.com/pc-4783-8251-1-x-012-x-1-wall-square-steel-tubing.aspx" xlink:type="simple">1x1x0.125" Steel Tube 6ft</text:a></text:p>
          </table:table-cell>
          <table:table-cell office:value-type="string" calcext:value-type="string">
            <text:p>Industrial Tube and Steel or Speedymetals.c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15.00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office:value-type="string" calcext:value-type="string">
            <text:p>8975K683</text:p>
          </table:table-cell>
          <table:table-cell office:value-type="string" calcext:value-type="string">
            <text:p><text:a xlink:href="http://www.mcmaster.com/8975K683" xlink:type="simple">Aluminum 6061, 1/4" Thick X 2-1/2" Wide X 3' Length</text:a></text:p>
          </table:table-cell>
          <table:table-cell office:value-type="string" calcext:value-type="string">
            <text:p>McMast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17.88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office:value-type="string" calcext:value-type="string">
            <text:p>8975K441</text:p>
          </table:table-cell>
          <table:table-cell office:value-type="string" calcext:value-type="string">
            <text:p><text:a xlink:href="http://www.mcmaster.com/8975K441" xlink:type="simple">Aluminum 6061, 3/8" Thick, 6" Width, 1' Length</text:a></text:p>
          </table:table-cell>
          <table:table-cell office:value-type="string" calcext:value-type="string">
            <text:p>McMas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17.72</text:p>
          </table:table-cell>
          <table:table-cell office:value-type="string" calcext:value-type="string">
            <text:p>$35.44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office:value-type="string" calcext:value-type="string">
            <text:p>1658T43</text:p>
          </table:table-cell>
          <table:table-cell office:value-type="string" calcext:value-type="string">
            <text:p><text:a xlink:href="http://www.mcmaster.com/1658T43" xlink:type="simple">Aluminum Tube, 3/8" OD x 0.145" ID x 8ft long</text:a></text:p>
          </table:table-cell>
          <table:table-cell office:value-type="string" calcext:value-type="string">
            <text:p>McMast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6.61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office:value-type="string" calcext:value-type="string">
            <text:p>8975K713</text:p>
          </table:table-cell>
          <table:table-cell office:value-type="string" calcext:value-type="string">
            <text:p><text:a xlink:href="http://www.mcmaster.com/8975K713" xlink:type="simple">Aluminum 6061, 1/4" Thick X 2" Wide X 3' Length</text:a></text:p>
          </table:table-cell>
          <table:table-cell office:value-type="string" calcext:value-type="string">
            <text:p>McMast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17.23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office:value-type="float" office:value="37461" calcext:value-type="float">
            <text:p>37461</text:p>
          </table:table-cell>
          <table:table-cell office:value-type="string" calcext:value-type="string">
            <text:p><text:a xlink:href="http://www.lowes.com/pd_37461-99899-M31LW1249097_0__?productId=3604212&amp;Ntt=mdf&amp;pl=1&amp;currentURL=%2Fpl__0__s%3FNtt%3Dmdf&amp;facetInfo=" xlink:type="simple">4'x8'x3/4" MDF Sheet </text:a></text:p>
          </table:table-cell>
          <table:table-cell office:value-type="string" calcext:value-type="string">
            <text:p>Low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32.00</text:p>
          </table:table-cell>
        </table:table-row>
        <table:table-row table:style-name="ro2">
          <table:table-cell table:number-columns-repeated="5" office:value-type="string" calcext:value-type="string">
            <text:p> </text:p>
          </table:table-cell>
          <table:table-cell table:style-name="ce1" office:value-type="string" calcext:value-type="string">
            <text:p>Total</text:p>
          </table:table-cell>
          <table:table-cell office:value-type="string" calcext:value-type="string">
            <text:p>$1568.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07:44:26.816017460</meta:creation-date>
    <dc:date>2019-09-12T07:44:53.020796410</dc:date>
    <meta:editing-duration>PT27S</meta:editing-duration>
    <meta:editing-cycles>1</meta:editing-cycles>
    <meta:document-statistic meta:table-count="1" meta:cell-count="281" meta:object-count="0"/>
    <meta:generator>LibreOffice/6.2.3.2$Linux_X86_64 LibreOffice_project/aecc05fe267cc68dde00352a451aa867b3b546ac</meta:generator>
  </office:meta>
</office:document-meta>
</file>